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1H44M43.000S" table:style-name="ce9">
            <text:p>11:44:43</text:p>
          </table:table-cell>
          <table:table-cell office:value-type="string" table:style-name="ce12">
            <text:p>Last</text:p>
          </table:table-cell>
          <table:table-cell office:value-type="time" office:time-value="PT11H47M13.000S" table:style-name="ce9">
            <text:p>11:47:1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3.566666666666668" table:style-name="ce13">
            <text:p>1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0.483333333333341" table:style-name="ce14">
            <text:p>50.5</text:p>
          </table:table-cell>
          <table:table-cell office:value-type="float" office:value="9.0500000000000007" table:style-name="ce14">
            <text:p>9.1</text:p>
          </table:table-cell>
          <table:table-cell office:value-type="float" office:value="0.88333333333333319" table:style-name="ce14">
            <text:p>0.9</text:p>
          </table:table-cell>
          <table:table-cell office:value-type="float" office:value="39.583333333333336" table:style-name="ce14">
            <text:p>39.6</text:p>
          </table:table-cell>
          <table:table-cell office:value-type="float" office:value="59.533333333333331" table:style-name="ce14">
            <text:p>59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2.200000000000003" table:style-name="ce13">
            <text:p>3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8" table:style-name="ce14">
            <text:p>78.0</text:p>
          </table:table-cell>
          <table:table-cell office:value-type="float" office:value="15.3" table:style-name="ce14">
            <text:p>15.3</text:p>
          </table:table-cell>
          <table:table-cell office:value-type="float" office:value="4.5999999999999996" table:style-name="ce14">
            <text:p>4.6</text:p>
          </table:table-cell>
          <table:table-cell office:value-type="float" office:value="93.2" table:style-name="ce14">
            <text:p>93.2</text:p>
          </table:table-cell>
          <table:table-cell office:value-type="float" office:value="89.8" table:style-name="ce14">
            <text:p>89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971H44M43.000S" table:style-name="ce9">
            <text:p>11:44:4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450643776824031" table:style-name="ce14">
            <text:p>1.5</text:p>
          </table:table-cell>
          <table:table-cell office:value-type="float" office:value="1.6906077348066297" table:style-name="ce14">
            <text:p>1.7</text:p>
          </table:table-cell>
          <table:table-cell office:value-type="float" office:value="5.2075471698113214" table:style-name="ce14">
            <text:p>5.2</text:p>
          </table:table-cell>
          <table:table-cell office:value-type="float" office:value="2.3545263157894736" table:style-name="ce14">
            <text:p>2.4</text:p>
          </table:table-cell>
          <table:table-cell office:value-type="float" office:value="1.5083986562150056" table:style-name="ce14">
            <text:p>1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7.220000000000013" table:style-name="ce13">
            <text:p>7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35.65399999999997" table:style-name="ce13">
            <text:p>13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56924233712238514" table:style-name="ce14">
            <text:p>0.6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11T00:00:00" table:style-name="ce5">
            <text:p>11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44.420S" table:style-name="ce6">
            <text:p>00:11: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0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4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05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52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1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116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657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334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78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655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89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15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33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60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1441 0 8322 1599138 7216 0 19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8389 0 3424 393200 3203 0 95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6012 0 1744 400071 1610 0 4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2815 0 1016 404485 848 0 30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4224 0 2137 401381 1554 0 24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690186 53 918 0 0 0 0 2 0 1 0 0 0 402 0 15923 66 0 0 0 0 0 0 0 22 0 0 0 0 0 0 0 0 7118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7257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712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018942 0 340812 14726 3306720 15963 0 767 118172 342 2214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174355277 3260588 <text:s text:c="3"/>0 <text:s text:c="3"/>0 <text:s text:c="3"/>0 <text:s text:c="4"/>0 <text:s text:c="9"/>0 <text:s text:c="8"/>0 2174355277 326058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907063 <text:s text:c="2"/>53977 <text:s text:c="3"/>0 <text:s text:c="3"/>0 <text:s text:c="3"/>0 <text:s text:c="4"/>0 <text:s text:c="9"/>0 <text:s text:c="8"/>0 40402476 <text:s text:c="2"/>3129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0437 34880 893742 254604 5484 205950 1697904 2140500 0 78980 23967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0335 34849 892690 253928 5481 205950 1697904 2140500 0 78860 23960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72 0 0 0 0 0 172 1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32 96555 21 13 4 53 96 142 20 0 1 0 4 2932736 400 4294967295 11993088 12092924 0 0 0 0 0 4096 536946211 4294967295 0 0 0 1 0 0 11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397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129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907141 (4.9 MB) <text:s/>TX bytes:40402476 (40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6058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6058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174355277 (2.1 GB) <text:s/>TX bytes:2174355277 (2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1 <text:s text:c="5"/>2890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3.2" table:style-name="ce1">
            <text:p>93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1" table:style-name="ce1">
            <text:p>51</text:p>
          </table:table-cell>
          <table:table-cell office:value-type="float" office:value="7.5" table:style-name="ce1">
            <text:p>7.5</text:p>
          </table:table-cell>
          <table:table-cell office:value-type="float" office:value="0.5" table:style-name="ce1">
            <text:p>0.5</text:p>
          </table:table-cell>
          <table:table-cell office:value-type="float" office:value="41" table:style-name="ce1">
            <text:p>41</text:p>
          </table:table-cell>
          <table:table-cell office:value-type="float" office:value="58.5" table:style-name="ce1">
            <text:p>5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78" table:style-name="ce1">
            <text:p>78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9.8" table:style-name="ce1">
            <text:p>89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3.1" table:style-name="ce1">
            <text:p>13.1</text:p>
          </table:table-cell>
          <table:table-cell office:value-type="float" office:value="0.1" table:style-name="ce1">
            <text:p>0.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79.5" table:style-name="ce1">
            <text:p>7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9.2" table:style-name="ce1">
            <text:p>69.2</text:p>
          </table:table-cell>
          <table:table-cell office:value-type="float" office:value="15.3" table:style-name="ce1">
            <text:p>15.3</text:p>
          </table:table-cell>
          <table:table-cell office:value-type="float" office:value="0.1" table:style-name="ce1">
            <text:p>0.1</text:p>
          </table:table-cell>
          <table:table-cell office:value-type="float" office:value="15.4" table:style-name="ce1">
            <text:p>15.4</text:p>
          </table:table-cell>
          <table:table-cell office:value-type="float" office:value="84.5" table:style-name="ce1">
            <text:p>8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7.1" table:style-name="ce1">
            <text:p>37.1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57.3" table:style-name="ce1">
            <text:p>57.3</text:p>
          </table:table-cell>
          <table:table-cell office:value-type="float" office:value="42.7" table:style-name="ce1">
            <text:p>4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483333333333341" table:style-name="ce1">
            <text:p>50.48333333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.88333333333333319" table:style-name="ce1">
            <text:p>0.883333333</text:p>
          </table:table-cell>
          <table:table-cell office:value-type="float" office:value="39.583333333333336" table:style-name="ce1">
            <text:p>39.58333333</text:p>
          </table:table-cell>
          <table:table-cell office:value-type="float" office:value="59.533333333333331" table:style-name="ce1">
            <text:p>59.5333333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0.116666666666667" table:style-name="ce11">
            <text:p>50.1</text:p>
          </table:table-cell>
          <table:table-cell office:value-type="float" office:value="8.6666666666666679" table:style-name="ce11">
            <text:p>8.7</text:p>
          </table:table-cell>
          <table:table-cell office:value-type="float" office:value="0.31666666666666671" table:style-name="ce11">
            <text:p>0.3</text:p>
          </table:table-cell>
          <table:table-cell office:value-type="float" office:value="40.866666666666667" table:style-name="ce11">
            <text:p>4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833333333333336" table:style-name="ce11">
            <text:p>50.8</text:p>
          </table:table-cell>
          <table:table-cell office:value-type="float" office:value="9.2500000000000018" table:style-name="ce11">
            <text:p>9.3</text:p>
          </table:table-cell>
          <table:table-cell office:value-type="float" office:value="0.23333333333333336" table:style-name="ce11">
            <text:p>0.2</text:p>
          </table:table-cell>
          <table:table-cell office:value-type="float" office:value="39.716666666666669" table:style-name="ce11">
            <text:p>39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2.283333333333331" table:style-name="ce11">
            <text:p>52.3</text:p>
          </table:table-cell>
          <table:table-cell office:value-type="float" office:value="8.5333333333333332" table:style-name="ce11">
            <text:p>8.5</text:p>
          </table:table-cell>
          <table:table-cell office:value-type="float" office:value="8.3333333333333329E-2" table:style-name="ce11">
            <text:p>0.1</text:p>
          </table:table-cell>
          <table:table-cell office:value-type="float" office:value="39.050000000000004" table:style-name="ce11">
            <text:p>3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0.249999999999993" table:style-name="ce11">
            <text:p>50.3</text:p>
          </table:table-cell>
          <table:table-cell office:value-type="float" office:value="9.4166666666666661" table:style-name="ce11">
            <text:p>9.4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40.199999999999996" table:style-name="ce11">
            <text:p>40.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2330.4" table:style-name="ce1">
            <text:p>2330.4</text:p>
          </table:table-cell>
          <table:table-cell office:value-type="float" office:value="0" table:style-name="ce1">
            <text:p>0</text:p>
          </table:table-cell>
          <table:table-cell office:value-type="float" office:value="32.200000000000003" table:style-name="ce1">
            <text:p>32.2</text:p>
          </table:table-cell>
          <table:table-cell table:number-columns-repeated="16380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229" table:style-name="ce1">
            <text:p>229</text:p>
          </table:table-cell>
          <table:table-cell office:value-type="float" office:value="59.2" table:style-name="ce1">
            <text:p>59.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0.8" table:style-name="ce1">
            <text:p>0.8</text:p>
          </table:table-cell>
          <table:table-cell office:value-type="float" office:value="1912.6" table:style-name="ce1">
            <text:p>1912.6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0" table:style-name="ce1">
            <text:p>0</text:p>
          </table:table-cell>
          <table:table-cell office:value-type="float" office:value="1129.5999999999999" table:style-name="ce1">
            <text:p>1129.6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13.8" table:style-name="ce1">
            <text:p>13.8</text:p>
          </table:table-cell>
          <table:table-cell office:value-type="float" office:value="972.4" table:style-name="ce1">
            <text:p>972.4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0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29.00000000000006" table:formula="msoxl:=AVERAGE(B2:B7)" table:style-name="ce8">
            <text:p>429.0</text:p>
          </table:table-cell>
          <table:table-cell office:value-type="float" office:value="753.63333333333321" table:formula="msoxl:=AVERAGE(C2:C7)" table:style-name="ce8">
            <text:p>753.6</text:p>
          </table:table-cell>
          <table:table-cell office:value-type="float" office:value="13.566666666666668" table:formula="msoxl:=AVERAGE(D2:D7)" table:style-name="ce8">
            <text:p>13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01.3015695415693" table:formula="msoxl:=IF(B9=0,0,MAX(SUMPRODUCT(B2:B7,B2:B7)/SUM(B2:B7)-B9,0))" table:style-name="ce8">
            <text:p>1701.3</text:p>
          </table:table-cell>
          <table:table-cell office:value-type="float" office:value="591.80550075928477" table:formula="msoxl:=IF(C9=0,0,MAX(SUMPRODUCT(C2:C7,C2:C7)/SUM(C2:C7)-C9,0))" table:style-name="ce8">
            <text:p>591.8</text:p>
          </table:table-cell>
          <table:table-cell office:value-type="float" office:value="5.3969696969696965" table:formula="msoxl:=IF(D9=0,0,MAX(SUMPRODUCT(D2:D7,D2:D7)/SUM(D2:D7)-D9,0))" table:style-name="ce8">
            <text:p>5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0.09843045843081" table:formula="msoxl:=ABS(MAX(B2:B7)-B9-B10)" table:style-name="ce8">
            <text:p>200.1</text:p>
          </table:table-cell>
          <table:table-cell office:value-type="float" office:value="567.16116590738193" table:formula="msoxl:=ABS(MAX(C2:C7)-C9-C10)" table:style-name="ce8">
            <text:p>567.2</text:p>
          </table:table-cell>
          <table:table-cell office:value-type="float" office:value="13.236363636363636" table:formula="msoxl:=ABS(MAX(D2:D7)-D9-D10)" table:style-name="ce8">
            <text:p>13.2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4.80000000000001" table:style-name="ce1">
            <text:p>144.8</text:p>
          </table:table-cell>
          <table:table-cell table:number-columns-repeated="1612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" table:style-name="ce1">
            <text:p>58</text:p>
          </table:table-cell>
          <table:table-cell table:number-columns-repeated="1612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231.5" table:style-name="ce1">
            <text:p>231.5</text:p>
          </table:table-cell>
          <table:table-cell office:value-type="float" office:value="231.5" table:style-name="ce1">
            <text:p>23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3" table:style-name="ce1">
            <text:p>463</text:p>
          </table:table-cell>
          <table:table-cell table:number-columns-repeated="1612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90.1" table:style-name="ce1">
            <text:p>90.1</text:p>
          </table:table-cell>
          <table:table-cell office:value-type="float" office:value="90.1" table:style-name="ce1">
            <text:p>9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0.2" table:style-name="ce1">
            <text:p>180.2</text:p>
          </table:table-cell>
          <table:table-cell table:number-columns-repeated="1612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84.5" table:style-name="ce1">
            <text:p>84.5</text:p>
          </table:table-cell>
          <table:table-cell office:value-type="float" office:value="84.5" table:style-name="ce1">
            <text:p>8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9" table:style-name="ce1">
            <text:p>169</text:p>
          </table:table-cell>
          <table:table-cell table:number-columns-repeated="1612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65.2" table:style-name="ce1">
            <text:p>65.2</text:p>
          </table:table-cell>
          <table:table-cell office:value-type="float" office:value="65.2" table:style-name="ce1">
            <text:p>6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0.4" table:style-name="ce1">
            <text:p>13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5.45" table:formula="msoxl:=AVERAGE(B2:B7)" table:style-name="ce8">
            <text:p>95.5</text:p>
          </table:table-cell>
          <table:table-cell office:value-type="float" office:value="95.45" table:formula="msoxl:=AVERAGE(C2:C7)" table:style-name="ce8">
            <text:p>95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2.814903090623332" table:formula="msoxl:=IF(B9=0,0,MAX(SUMPRODUCT(B2:B7,B2:B7)/SUM(B2:B7)-B9,0))" table:style-name="ce8">
            <text:p>42.8</text:p>
          </table:table-cell>
          <table:table-cell office:value-type="float" office:value="42.814903090623332" table:formula="msoxl:=IF(C9=0,0,MAX(SUMPRODUCT(C2:C7,C2:C7)/SUM(C2:C7)-C9,0))" table:style-name="ce8">
            <text:p>42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3.235096909376679" table:formula="msoxl:=ABS(MAX(B2:B7)-B9-B10)" table:style-name="ce8">
            <text:p>93.2</text:p>
          </table:table-cell>
          <table:table-cell office:value-type="float" office:value="93.235096909376679" table:formula="msoxl:=ABS(MAX(C2:C7)-C9-C10)" table:style-name="ce8">
            <text:p>93.2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8.26490309062333" table:formula="msoxl:=B9+ B10" table:style-name="ce8">
            <text:p>138.3</text:p>
          </table:table-cell>
          <table:table-cell office:value-type="float" office:value="138.26490309062333" table:formula="msoxl:=C9+ C10" table:style-name="ce8">
            <text:p>138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15.3" table:style-name="ce1">
            <text:p>15.3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.6" table:style-name="ce1">
            <text:p>30.6</text:p>
          </table:table-cell>
          <table:table-cell table:number-columns-repeated="1612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1000000000000005" table:formula="msoxl:=AVERAGE(B2:B7)" table:style-name="ce8">
            <text:p>5.1</text:p>
          </table:table-cell>
          <table:table-cell office:value-type="float" office:value="5.1000000000000005" table:formula="msoxl:=AVERAGE(C2:C7)" table:style-name="ce8">
            <text:p>5.1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3751633986928118" table:formula="msoxl:=IF(B9=0,0,MAX(SUMPRODUCT(B2:B7,B2:B7)/SUM(B2:B7)-B9,0))" table:style-name="ce8">
            <text:p>4.4</text:p>
          </table:table-cell>
          <table:table-cell office:value-type="float" office:value="4.3751633986928118" table:formula="msoxl:=IF(C9=0,0,MAX(SUMPRODUCT(C2:C7,C2:C7)/SUM(C2:C7)-C9,0))" table:style-name="ce8">
            <text:p>4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.8248366013071875" table:formula="msoxl:=ABS(MAX(B2:B7)-B9-B10)" table:style-name="ce8">
            <text:p>5.8</text:p>
          </table:table-cell>
          <table:table-cell office:value-type="float" office:value="5.8248366013071875" table:formula="msoxl:=ABS(MAX(C2:C7)-C9-C10)" table:style-name="ce8">
            <text:p>5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4751633986928123" table:formula="msoxl:=B9+ B10" table:style-name="ce8">
            <text:p>9.5</text:p>
          </table:table-cell>
          <table:table-cell office:value-type="float" office:value="9.4751633986928123" table:formula="msoxl:=C9+ C10" table:style-name="ce8">
            <text:p>9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1165.2" table:style-name="ce1">
            <text:p>1165.2</text:p>
          </table:table-cell>
          <table:table-cell office:value-type="float" office:value="1165.2" table:style-name="ce1">
            <text:p>116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30.4" table:style-name="ce1">
            <text:p>2330.4</text:p>
          </table:table-cell>
          <table:table-cell table:number-columns-repeated="1612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114.5" table:style-name="ce1">
            <text:p>114.5</text:p>
          </table:table-cell>
          <table:table-cell office:value-type="float" office:value="114.5" table:style-name="ce1">
            <text:p>11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" table:style-name="ce1">
            <text:p>229</text:p>
          </table:table-cell>
          <table:table-cell table:number-columns-repeated="1612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4.50000000000003" table:formula="msoxl:=AVERAGE(B2:B7)" table:style-name="ce8">
            <text:p>214.5</text:p>
          </table:table-cell>
          <table:table-cell office:value-type="float" office:value="214.50000000000003" table:formula="msoxl:=AVERAGE(C2:C7)" table:style-name="ce8">
            <text:p>214.5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0.65078477078464" table:formula="msoxl:=IF(B9=0,0,MAX(SUMPRODUCT(B2:B7,B2:B7)/SUM(B2:B7)-B9,0))" table:style-name="ce8">
            <text:p>850.7</text:p>
          </table:table-cell>
          <table:table-cell office:value-type="float" office:value="850.65078477078464" table:formula="msoxl:=IF(C9=0,0,MAX(SUMPRODUCT(C2:C7,C2:C7)/SUM(C2:C7)-C9,0))" table:style-name="ce8">
            <text:p>850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0.04921522921541" table:formula="msoxl:=ABS(MAX(B2:B7)-B9-B10)" table:style-name="ce8">
            <text:p>100.0</text:p>
          </table:table-cell>
          <table:table-cell office:value-type="float" office:value="100.04921522921541" table:formula="msoxl:=ABS(MAX(C2:C7)-C9-C10)" table:style-name="ce8">
            <text:p>10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65.1507847707846" table:formula="msoxl:=B9+ B10" table:style-name="ce8">
            <text:p>1065.2</text:p>
          </table:table-cell>
          <table:table-cell office:value-type="float" office:value="1065.1507847707846" table:formula="msoxl:=C9+ C10" table:style-name="ce8">
            <text:p>1065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29.6" table:style-name="ce1">
            <text:p>29.6</text:p>
          </table:table-cell>
          <table:table-cell office:value-type="float" office:value="29.6" table:style-name="ce1">
            <text:p>2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.2" table:style-name="ce1">
            <text:p>59.2</text:p>
          </table:table-cell>
          <table:table-cell table:number-columns-repeated="1612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956.3" table:style-name="ce1">
            <text:p>956.3</text:p>
          </table:table-cell>
          <table:table-cell office:value-type="float" office:value="956.3" table:style-name="ce1">
            <text:p>9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12.6" table:style-name="ce1">
            <text:p>1912.6</text:p>
          </table:table-cell>
          <table:table-cell table:number-columns-repeated="1612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564.79999999999995" table:style-name="ce1">
            <text:p>564.8</text:p>
          </table:table-cell>
          <table:table-cell office:value-type="float" office:value="564.79999999999995" table:style-name="ce1">
            <text:p>56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9.5999999999999" table:style-name="ce1">
            <text:p>1129.6</text:p>
          </table:table-cell>
          <table:table-cell table:number-columns-repeated="1612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486.2" table:style-name="ce1">
            <text:p>486.2</text:p>
          </table:table-cell>
          <table:table-cell office:value-type="float" office:value="486.2" table:style-name="ce1">
            <text:p>48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2.4" table:style-name="ce1">
            <text:p>972.4</text:p>
          </table:table-cell>
          <table:table-cell table:number-columns-repeated="1612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8" table:style-name="ce1">
            <text:p>44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6.81666666666661" table:formula="msoxl:=AVERAGE(B2:B7)" table:style-name="ce8">
            <text:p>376.8</text:p>
          </table:table-cell>
          <table:table-cell office:value-type="float" office:value="376.81666666666661" table:formula="msoxl:=AVERAGE(C2:C7)" table:style-name="ce8">
            <text:p>376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5.90275037964238" table:formula="msoxl:=IF(B9=0,0,MAX(SUMPRODUCT(B2:B7,B2:B7)/SUM(B2:B7)-B9,0))" table:style-name="ce8">
            <text:p>295.9</text:p>
          </table:table-cell>
          <table:table-cell office:value-type="float" office:value="295.90275037964238" table:formula="msoxl:=IF(C9=0,0,MAX(SUMPRODUCT(C2:C7,C2:C7)/SUM(C2:C7)-C9,0))" table:style-name="ce8">
            <text:p>295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3.58058295369096" table:formula="msoxl:=ABS(MAX(B2:B7)-B9-B10)" table:style-name="ce8">
            <text:p>283.6</text:p>
          </table:table-cell>
          <table:table-cell office:value-type="float" office:value="283.58058295369096" table:formula="msoxl:=ABS(MAX(C2:C7)-C9-C10)" table:style-name="ce8">
            <text:p>283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72.71941704630899" table:formula="msoxl:=B9+ B10" table:style-name="ce8">
            <text:p>672.7</text:p>
          </table:table-cell>
          <table:table-cell office:value-type="float" office:value="672.71941704630899" table:formula="msoxl:=C9+ C10" table:style-name="ce8">
            <text:p>672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.200000000000003" table:style-name="ce1">
            <text:p>32.2</text:p>
          </table:table-cell>
          <table:table-cell table:number-columns-repeated="1612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7833333333333341" table:formula="msoxl:=AVERAGE(B2:B7)" table:style-name="ce8">
            <text:p>6.8</text:p>
          </table:table-cell>
          <table:table-cell office:value-type="float" office:value="6.7833333333333341" table:formula="msoxl:=AVERAGE(C2:C7)" table:style-name="ce8">
            <text:p>6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6984848484848483" table:formula="msoxl:=IF(B9=0,0,MAX(SUMPRODUCT(B2:B7,B2:B7)/SUM(B2:B7)-B9,0))" table:style-name="ce8">
            <text:p>2.7</text:p>
          </table:table-cell>
          <table:table-cell office:value-type="float" office:value="2.6984848484848483" table:formula="msoxl:=IF(C9=0,0,MAX(SUMPRODUCT(C2:C7,C2:C7)/SUM(C2:C7)-C9,0))" table:style-name="ce8">
            <text:p>2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.6181818181818182" table:formula="msoxl:=ABS(MAX(B2:B7)-B9-B10)" table:style-name="ce8">
            <text:p>6.6</text:p>
          </table:table-cell>
          <table:table-cell office:value-type="float" office:value="6.6181818181818182" table:formula="msoxl:=ABS(MAX(C2:C7)-C9-C10)" table:style-name="ce8">
            <text:p>6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4818181818181824" table:formula="msoxl:=B9+ B10" table:style-name="ce8">
            <text:p>9.5</text:p>
          </table:table-cell>
          <table:table-cell office:value-type="float" office:value="9.4818181818181824" table:formula="msoxl:=C9+ C10" table:style-name="ce8">
            <text:p>9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449999999999996" table:formula="msoxl:=AVERAGE(B2:B7)" table:style-name="ce8">
            <text:p>57.5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.4966637656784769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4955033362343784" table:formula="msoxl:=ABS(MAX(B2:B7)-B9-B10)" table:style-name="ce8">
            <text:p>0.1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0.5" table:style-name="ce1">
            <text:p>4400.5</text:p>
          </table:table-cell>
          <table:table-cell office:value-type="float" office:value="3799" table:style-name="ce1">
            <text:p>3799</text:p>
          </table:table-cell>
          <table:table-cell office:value-type="float" office:value="601.4" table:style-name="ce1">
            <text:p>6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5.6" table:style-name="ce1">
            <text:p>675.6</text:p>
          </table:table-cell>
          <table:table-cell office:value-type="float" office:value="2355.1999999999998" table:style-name="ce1">
            <text:p>2355.2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59.60000000000002" table:style-name="ce1">
            <text:p>259.6</text:p>
          </table:table-cell>
          <table:table-cell table:number-columns-repeated="1636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68.3" table:style-name="ce1">
            <text:p>4268.3</text:p>
          </table:table-cell>
          <table:table-cell office:value-type="float" office:value="3668.9" table:style-name="ce1">
            <text:p>3668.9</text:p>
          </table:table-cell>
          <table:table-cell office:value-type="float" office:value="599.4" table:style-name="ce1">
            <text:p>59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0.6" table:style-name="ce1">
            <text:p>690.6</text:p>
          </table:table-cell>
          <table:table-cell office:value-type="float" office:value="2477.4" table:style-name="ce1">
            <text:p>2477.4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68.8" table:style-name="ce1">
            <text:p>268.8</text:p>
          </table:table-cell>
          <table:table-cell table:number-columns-repeated="1636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5.5" table:style-name="ce1">
            <text:p>4245.5</text:p>
          </table:table-cell>
          <table:table-cell office:value-type="float" office:value="3647.3" table:style-name="ce1">
            <text:p>3647.3</text:p>
          </table:table-cell>
          <table:table-cell office:value-type="float" office:value="598.20000000000005" table:style-name="ce1">
            <text:p>59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7.1" table:style-name="ce1">
            <text:p>707.1</text:p>
          </table:table-cell>
          <table:table-cell office:value-type="float" office:value="2496.6999999999998" table:style-name="ce1">
            <text:p>2496.7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71" table:style-name="ce1">
            <text:p>271</text:p>
          </table:table-cell>
          <table:table-cell table:number-columns-repeated="1636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6.8999999999996" table:style-name="ce1">
            <text:p>4206.9</text:p>
          </table:table-cell>
          <table:table-cell office:value-type="float" office:value="3608.7" table:style-name="ce1">
            <text:p>3608.7</text:p>
          </table:table-cell>
          <table:table-cell office:value-type="float" office:value="598.20000000000005" table:style-name="ce1">
            <text:p>59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8.8" table:style-name="ce1">
            <text:p>708.8</text:p>
          </table:table-cell>
          <table:table-cell office:value-type="float" office:value="2532.9" table:style-name="ce1">
            <text:p>2532.9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71.8" table:style-name="ce1">
            <text:p>271.8</text:p>
          </table:table-cell>
          <table:table-cell table:number-columns-repeated="1636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90.5" table:style-name="ce1">
            <text:p>4190.5</text:p>
          </table:table-cell>
          <table:table-cell office:value-type="float" office:value="3592.3" table:style-name="ce1">
            <text:p>3592.3</text:p>
          </table:table-cell>
          <table:table-cell office:value-type="float" office:value="598.1" table:style-name="ce1">
            <text:p>598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1" table:style-name="ce1">
            <text:p>704.1</text:p>
          </table:table-cell>
          <table:table-cell office:value-type="float" office:value="2550.1" table:style-name="ce1">
            <text:p>2550.1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71" table:style-name="ce1">
            <text:p>271</text:p>
          </table:table-cell>
          <table:table-cell table:number-columns-repeated="1636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9.5" table:style-name="ce1">
            <text:p>4209.5</text:p>
          </table:table-cell>
          <table:table-cell office:value-type="float" office:value="3611.2" table:style-name="ce1">
            <text:p>3611.2</text:p>
          </table:table-cell>
          <table:table-cell office:value-type="float" office:value="598.29999999999995" table:style-name="ce1">
            <text:p>59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4.1" table:style-name="ce1">
            <text:p>684.1</text:p>
          </table:table-cell>
          <table:table-cell office:value-type="float" office:value="2536.6999999999998" table:style-name="ce1">
            <text:p>2536.7</text:p>
          </table:table-cell>
          <table:table-cell office:value-type="float" office:value="-1" table:style-name="ce1">
            <text:p>-1</text:p>
          </table:table-cell>
          <table:table-cell office:value-type="float" office:value="148.80000000000001" table:style-name="ce1">
            <text:p>148.8</text:p>
          </table:table-cell>
          <table:table-cell office:value-type="float" office:value="0" table:style-name="ce1">
            <text:p>0</text:p>
          </table:table-cell>
          <table:table-cell office:value-type="float" office:value="264.7" table:style-name="ce1">
            <text:p>264.7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4594.2" table:style-name="ce1">
            <text:p>4594.2</text:p>
          </table:table-cell>
          <table:table-cell office:value-type="float" office:value="22.6" table:style-name="ce1">
            <text:p>22.6</text:p>
          </table:table-cell>
          <table:table-cell office:value-type="float" office:value="4594.2" table:style-name="ce1">
            <text:p>4594.2</text:p>
          </table:table-cell>
          <table:table-cell office:value-type="float" office:value="334.9" table:style-name="ce1">
            <text:p>334.9</text:p>
          </table:table-cell>
          <table:table-cell office:value-type="float" office:value="9188.4" table:style-name="ce1">
            <text:p>9188.4</text:p>
          </table:table-cell>
          <table:table-cell office:value-type="float" office:value="357.5" table:style-name="ce1">
            <text:p>357.5</text:p>
          </table:table-cell>
          <table:table-cell office:value-type="float" office:value="4616.8" table:style-name="ce1">
            <text:p>4616.8</text:p>
          </table:table-cell>
          <table:table-cell office:value-type="float" office:value="-4929.0999999999995" table:style-name="ce1">
            <text:p>-4929.1</text:p>
          </table:table-cell>
          <table:table-cell table:number-columns-repeated="16375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4560.3" table:style-name="ce1">
            <text:p>4560.3</text:p>
          </table:table-cell>
          <table:table-cell office:value-type="float" office:value="24.8" table:style-name="ce1">
            <text:p>24.8</text:p>
          </table:table-cell>
          <table:table-cell office:value-type="float" office:value="4560.3" table:style-name="ce1">
            <text:p>4560.3</text:p>
          </table:table-cell>
          <table:table-cell office:value-type="float" office:value="689.9" table:style-name="ce1">
            <text:p>689.9</text:p>
          </table:table-cell>
          <table:table-cell office:value-type="float" office:value="9120.6" table:style-name="ce1">
            <text:p>9120.6</text:p>
          </table:table-cell>
          <table:table-cell office:value-type="float" office:value="714.69999999999993" table:style-name="ce1">
            <text:p>714.7</text:p>
          </table:table-cell>
          <table:table-cell office:value-type="float" office:value="4585.1000000000004" table:style-name="ce1">
            <text:p>4585.1</text:p>
          </table:table-cell>
          <table:table-cell office:value-type="float" office:value="-5250.2" table:style-name="ce1">
            <text:p>-5250.2</text:p>
          </table:table-cell>
          <table:table-cell table:number-columns-repeated="16375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5362.2" table:style-name="ce1">
            <text:p>5362.2</text:p>
          </table:table-cell>
          <table:table-cell office:value-type="float" office:value="24.6" table:style-name="ce1">
            <text:p>24.6</text:p>
          </table:table-cell>
          <table:table-cell office:value-type="float" office:value="5362.2" table:style-name="ce1">
            <text:p>5362.2</text:p>
          </table:table-cell>
          <table:table-cell office:value-type="float" office:value="559.5" table:style-name="ce1">
            <text:p>559.5</text:p>
          </table:table-cell>
          <table:table-cell office:value-type="float" office:value="10724.4" table:style-name="ce1">
            <text:p>10724.4</text:p>
          </table:table-cell>
          <table:table-cell office:value-type="float" office:value="584.1" table:style-name="ce1">
            <text:p>584.1</text:p>
          </table:table-cell>
          <table:table-cell office:value-type="float" office:value="5386.8" table:style-name="ce1">
            <text:p>5386.8</text:p>
          </table:table-cell>
          <table:table-cell office:value-type="float" office:value="-5921.7" table:style-name="ce1">
            <text:p>-5921.7</text:p>
          </table:table-cell>
          <table:table-cell table:number-columns-repeated="16375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859.3" table:style-name="ce1">
            <text:p>6859.3</text:p>
          </table:table-cell>
          <table:table-cell office:value-type="float" office:value="25.8" table:style-name="ce1">
            <text:p>25.8</text:p>
          </table:table-cell>
          <table:table-cell office:value-type="float" office:value="6859.3" table:style-name="ce1">
            <text:p>6859.3</text:p>
          </table:table-cell>
          <table:table-cell office:value-type="float" office:value="536.9" table:style-name="ce1">
            <text:p>536.9</text:p>
          </table:table-cell>
          <table:table-cell office:value-type="float" office:value="13718.6" table:style-name="ce1">
            <text:p>13718.6</text:p>
          </table:table-cell>
          <table:table-cell office:value-type="float" office:value="562.69999999999993" table:style-name="ce1">
            <text:p>562.7</text:p>
          </table:table-cell>
          <table:table-cell office:value-type="float" office:value="6885.1" table:style-name="ce1">
            <text:p>6885.1</text:p>
          </table:table-cell>
          <table:table-cell office:value-type="float" office:value="-7396.2" table:style-name="ce1">
            <text:p>-7396.2</text:p>
          </table:table-cell>
          <table:table-cell table:number-columns-repeated="16375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288.5" table:style-name="ce1">
            <text:p>3288.5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3288.5" table:style-name="ce1">
            <text:p>3288.5</text:p>
          </table:table-cell>
          <table:table-cell office:value-type="float" office:value="318.2" table:style-name="ce1">
            <text:p>318.2</text:p>
          </table:table-cell>
          <table:table-cell office:value-type="float" office:value="6577" table:style-name="ce1">
            <text:p>6577</text:p>
          </table:table-cell>
          <table:table-cell office:value-type="float" office:value="337.09999999999997" table:style-name="ce1">
            <text:p>337.1</text:p>
          </table:table-cell>
          <table:table-cell office:value-type="float" office:value="3307.4" table:style-name="ce1">
            <text:p>3307.4</text:p>
          </table:table-cell>
          <table:table-cell office:value-type="float" office:value="-3606.7" table:style-name="ce1">
            <text:p>-3606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110.75" table:formula="msoxl:=AVERAGE(B2:B7)" table:style-name="ce8">
            <text:p>4110.8</text:p>
          </table:table-cell>
          <table:table-cell office:value-type="float" office:value="19.549999999999997" table:formula="msoxl:=AVERAGE(C2:C7)" table:style-name="ce8">
            <text:p>19.6</text:p>
          </table:table-cell>
          <table:table-cell office:value-type="float" office:value="4110.75" table:formula="msoxl:=AVERAGE(D2:D7)" table:style-name="ce8">
            <text:p>4110.8</text:p>
          </table:table-cell>
          <table:table-cell office:value-type="float" office:value="406.58333333333331" table:formula="msoxl:=AVERAGE(E2:E7)" table:style-name="ce8">
            <text:p>406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99.9952942488189" table:formula="msoxl:=IF(B9=0,0,MAX(SUMPRODUCT(B2:B7,B2:B7)/SUM(B2:B7)-B9,0))" table:style-name="ce8">
            <text:p>1100.0</text:p>
          </table:table-cell>
          <table:table-cell office:value-type="float" office:value="3.9297101449275438" table:formula="msoxl:=IF(C9=0,0,MAX(SUMPRODUCT(C2:C7,C2:C7)/SUM(C2:C7)-C9,0))" table:style-name="ce8">
            <text:p>3.9</text:p>
          </table:table-cell>
          <table:table-cell office:value-type="float" office:value="1099.9952942488189" table:formula="msoxl:=IF(D9=0,0,MAX(SUMPRODUCT(D2:D7,D2:D7)/SUM(D2:D7)-D9,0))" table:style-name="ce8">
            <text:p>1100.0</text:p>
          </table:table-cell>
          <table:table-cell office:value-type="float" office:value="122.48948076791686" table:formula="msoxl:=IF(E9=0,0,MAX(SUMPRODUCT(E2:E7,E2:E7)/SUM(E2:E7)-E9,0))" table:style-name="ce8">
            <text:p>122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48.5547057511812" table:formula="msoxl:=ABS(MAX(B2:B7)-B9-B10)" table:style-name="ce8">
            <text:p>1648.6</text:p>
          </table:table-cell>
          <table:table-cell office:value-type="float" office:value="2.3202898550724598" table:formula="msoxl:=ABS(MAX(C2:C7)-C9-C10)" table:style-name="ce8">
            <text:p>2.3</text:p>
          </table:table-cell>
          <table:table-cell office:value-type="float" office:value="1648.5547057511812" table:formula="msoxl:=ABS(MAX(D2:D7)-D9-D10)" table:style-name="ce8">
            <text:p>1648.6</text:p>
          </table:table-cell>
          <table:table-cell office:value-type="float" office:value="160.8271858987498" table:formula="msoxl:=ABS(MAX(E2:E7)-E9-E10)" table:style-name="ce8">
            <text:p>160.8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16026" table:style-name="ce1">
            <text:p>16026</text:p>
          </table:table-cell>
          <table:table-cell office:value-type="float" office:value="157.80000000000001" table:style-name="ce1">
            <text:p>157.8</text:p>
          </table:table-cell>
          <table:table-cell office:value-type="float" office:value="16026" table:style-name="ce1">
            <text:p>16026</text:p>
          </table:table-cell>
          <table:table-cell office:value-type="float" office:value="279" table:style-name="ce1">
            <text:p>279</text:p>
          </table:table-cell>
          <table:table-cell table:number-columns-repeated="16379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15886" table:style-name="ce1">
            <text:p>15886</text:p>
          </table:table-cell>
          <table:table-cell office:value-type="float" office:value="276.60000000000002" table:style-name="ce1">
            <text:p>276.6</text:p>
          </table:table-cell>
          <table:table-cell office:value-type="float" office:value="15886" table:style-name="ce1">
            <text:p>15886</text:p>
          </table:table-cell>
          <table:table-cell office:value-type="float" office:value="526" table:style-name="ce1">
            <text:p>526</text:p>
          </table:table-cell>
          <table:table-cell table:number-columns-repeated="16379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19258.7" table:style-name="ce1">
            <text:p>19258.7</text:p>
          </table:table-cell>
          <table:table-cell office:value-type="float" office:value="235.2" table:style-name="ce1">
            <text:p>235.2</text:p>
          </table:table-cell>
          <table:table-cell office:value-type="float" office:value="19258.7" table:style-name="ce1">
            <text:p>19258.7</text:p>
          </table:table-cell>
          <table:table-cell office:value-type="float" office:value="436.3" table:style-name="ce1">
            <text:p>436.3</text:p>
          </table:table-cell>
          <table:table-cell table:number-columns-repeated="16379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24161.200000000001" table:style-name="ce1">
            <text:p>24161.2</text:p>
          </table:table-cell>
          <table:table-cell office:value-type="float" office:value="230.6" table:style-name="ce1">
            <text:p>230.6</text:p>
          </table:table-cell>
          <table:table-cell office:value-type="float" office:value="24161.200000000001" table:style-name="ce1">
            <text:p>24161.2</text:p>
          </table:table-cell>
          <table:table-cell office:value-type="float" office:value="423.2" table:style-name="ce1">
            <text:p>423.2</text:p>
          </table:table-cell>
          <table:table-cell table:number-columns-repeated="16379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11317.2" table:style-name="ce1">
            <text:p>11317.2</text:p>
          </table:table-cell>
          <table:table-cell office:value-type="float" office:value="152.4" table:style-name="ce1">
            <text:p>152.4</text:p>
          </table:table-cell>
          <table:table-cell office:value-type="float" office:value="11317.2" table:style-name="ce1">
            <text:p>11317.2</text:p>
          </table:table-cell>
          <table:table-cell office:value-type="float" office:value="255.3" table:style-name="ce1">
            <text:p>255.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441.516666666665" table:formula="msoxl:=AVERAGE(B2:B7)" table:style-name="ce8">
            <text:p>14441.5</text:p>
          </table:table-cell>
          <table:table-cell office:value-type="float" office:value="177.10000000000002" table:formula="msoxl:=AVERAGE(C2:C7)" table:style-name="ce8">
            <text:p>177.1</text:p>
          </table:table-cell>
          <table:table-cell office:value-type="float" office:value="14441.516666666665" table:formula="msoxl:=AVERAGE(D2:D7)" table:style-name="ce8">
            <text:p>14441.5</text:p>
          </table:table-cell>
          <table:table-cell office:value-type="float" office:value="320.09999999999997" table:formula="msoxl:=AVERAGE(E2:E7)" table:style-name="ce8">
            <text:p>32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930.7203094819652" table:formula="msoxl:=IF(B9=0,0,MAX(SUMPRODUCT(B2:B7,B2:B7)/SUM(B2:B7)-B9,0))" table:style-name="ce8">
            <text:p>3930.7</text:p>
          </table:table-cell>
          <table:table-cell office:value-type="float" office:value="42.389516280820573" table:formula="msoxl:=IF(C9=0,0,MAX(SUMPRODUCT(C2:C7,C2:C7)/SUM(C2:C7)-C9,0))" table:style-name="ce8">
            <text:p>42.4</text:p>
          </table:table-cell>
          <table:table-cell office:value-type="float" office:value="3930.7203094819652" table:formula="msoxl:=IF(D9=0,0,MAX(SUMPRODUCT(D2:D7,D2:D7)/SUM(D2:D7)-D9,0))" table:style-name="ce8">
            <text:p>3930.7</text:p>
          </table:table-cell>
          <table:table-cell office:value-type="float" office:value="90.788087056128347" table:formula="msoxl:=IF(E9=0,0,MAX(SUMPRODUCT(E2:E7,E2:E7)/SUM(E2:E7)-E9,0))" table:style-name="ce8">
            <text:p>9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788.963023851371" table:formula="msoxl:=ABS(MAX(B2:B7)-B9-B10)" table:style-name="ce8">
            <text:p>5789.0</text:p>
          </table:table-cell>
          <table:table-cell office:value-type="float" office:value="57.110483719179427" table:formula="msoxl:=ABS(MAX(C2:C7)-C9-C10)" table:style-name="ce8">
            <text:p>57.1</text:p>
          </table:table-cell>
          <table:table-cell office:value-type="float" office:value="5788.963023851371" table:formula="msoxl:=ABS(MAX(D2:D7)-D9-D10)" table:style-name="ce8">
            <text:p>5789.0</text:p>
          </table:table-cell>
          <table:table-cell office:value-type="float" office:value="115.11191294387169" table:formula="msoxl:=ABS(MAX(E2:E7)-E9-E10)" table:style-name="ce8">
            <text:p>115.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9157.400000000001" table:style-name="ce1">
            <text:p>1915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9" table:style-name="ce1">
            <text:p>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18809.599999999999" table:style-name="ce1">
            <text:p>1880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9" table:style-name="ce1">
            <text:p>1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2177.4" table:style-name="ce1">
            <text:p>2217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6674.400000000001" table:style-name="ce1">
            <text:p>2667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4" table:style-name="ce1">
            <text:p>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256.2" table:style-name="ce1">
            <text:p>1225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5" table:style-name="ce1">
            <text:p>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7" table:style-name="ce1">
            <text:p>767</text:p>
          </table:table-cell>
          <table:table-cell office:value-type="float" office:value="-1" table:style-name="ce1">
            <text:p>-1</text:p>
          </table:table-cell>
          <table:table-cell office:value-type="float" office:value="3502" table:style-name="ce1">
            <text:p>3502</text:p>
          </table:table-cell>
          <table:table-cell office:value-type="float" office:value="372" table:style-name="ce1">
            <text:p>372</text:p>
          </table:table-cell>
          <table:table-cell office:value-type="float" office:value="-1" table:style-name="ce1">
            <text:p>-1</text:p>
          </table:table-cell>
          <table:table-cell office:value-type="float" office:value="211057" table:style-name="ce1">
            <text:p>2110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8" table:style-name="ce1">
            <text:p>1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8" table:style-name="ce1">
            <text:p>1528</text:p>
          </table:table-cell>
          <table:table-cell office:value-type="float" office:value="0" table:style-name="ce1">
            <text:p>0</text:p>
          </table:table-cell>
          <table:table-cell office:value-type="float" office:value="1332" table:style-name="ce1">
            <text:p>133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-211058" table:style-name="ce1">
            <text:p>-211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table:number-columns-repeated="16346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7" table:style-name="ce1">
            <text:p>3827</text:p>
          </table:table-cell>
          <table:table-cell office:value-type="float" office:value="0" table:style-name="ce1">
            <text:p>0</text:p>
          </table:table-cell>
          <table:table-cell office:value-type="float" office:value="-3867" table:style-name="ce1">
            <text:p>-3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table:number-columns-repeated="16346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-48" table:style-name="ce1">
            <text:p>-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46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" table:style-name="ce1">
            <text:p>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4706" table:style-name="ce1">
            <text:p>470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2243" table:style-name="ce1">
            <text:p>2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55" table:style-name="ce1">
            <text:p>55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44M43.000S" table:style-name="ce9">
            <text:p>11:44:4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4M43.000S" table:style-name="ce10">
            <text:p>11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45M13.000S" table:style-name="ce9">
            <text:p>11:45:1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5M13.000S" table:style-name="ce10">
            <text:p>11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45M43.000S" table:style-name="ce9">
            <text:p>11:45:4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5M43.000S" table:style-name="ce10">
            <text:p>11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46M13.000S" table:style-name="ce9">
            <text:p>11:46:1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6M13.000S" table:style-name="ce10">
            <text:p>11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46M43.000S" table:style-name="ce9">
            <text:p>11:46:4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6M43.000S" table:style-name="ce10">
            <text:p>11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47M13.000S" table:style-name="ce9">
            <text:p>11:47:13</text:p>
          </table:table-cell>
          <table:table-cell office:value-type="date" office:date-value="2012-05-11T00:00:00" table:style-name="ce3">
            <text:p>11-May-12</text:p>
          </table:table-cell>
          <table:table-cell office:value-type="time" office:time-value="PT984971H47M13.000S" table:style-name="ce10">
            <text:p>11:47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94" table:style-name="ce1">
            <text:p>94</text:p>
          </table:table-cell>
          <table:table-cell office:value-type="float" office:value="5.2" table:style-name="ce1">
            <text:p>5.2</text:p>
          </table:table-cell>
          <table:table-cell table:number-columns-repeated="1637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49.3" table:style-name="ce1">
            <text:p>49.3</text:p>
          </table:table-cell>
          <table:table-cell office:value-type="float" office:value="8" table:style-name="ce1">
            <text:p>8</text:p>
          </table:table-cell>
          <table:table-cell office:value-type="float" office:value="0.9" table:style-name="ce1">
            <text:p>0.9</text:p>
          </table:table-cell>
          <table:table-cell office:value-type="float" office:value="41.7" table:style-name="ce1">
            <text:p>41.7</text:p>
          </table:table-cell>
          <table:table-cell office:value-type="float" office:value="57.3" table:style-name="ce1">
            <text:p>57.3</text:p>
          </table:table-cell>
          <table:table-cell table:number-columns-repeated="1637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76.5" table:style-name="ce1">
            <text:p>76.5</text:p>
          </table:table-cell>
          <table:table-cell office:value-type="float" office:value="11.7" table:style-name="ce1">
            <text:p>11.7</text:p>
          </table:table-cell>
          <table:table-cell office:value-type="float" office:value="0" table:style-name="ce1">
            <text:p>0</text:p>
          </table:table-cell>
          <table:table-cell office:value-type="float" office:value="11.8" table:style-name="ce1">
            <text:p>11.8</text:p>
          </table:table-cell>
          <table:table-cell office:value-type="float" office:value="88.2" table:style-name="ce1">
            <text:p>88.2</text:p>
          </table:table-cell>
          <table:table-cell table:number-columns-repeated="1637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6.3" table:style-name="ce1">
            <text:p>66.3</text:p>
          </table:table-cell>
          <table:table-cell office:value-type="float" office:value="11.7" table:style-name="ce1">
            <text:p>11.7</text:p>
          </table:table-cell>
          <table:table-cell office:value-type="float" office:value="0.1" table:style-name="ce1">
            <text:p>0.1</text:p>
          </table:table-cell>
          <table:table-cell office:value-type="float" office:value="21.8" table:style-name="ce1">
            <text:p>21.8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8.2" table:style-name="ce1">
            <text:p>68.2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82.9" table:style-name="ce1">
            <text:p>82.9</text:p>
          </table:table-cell>
          <table:table-cell table:number-columns-repeated="1637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6" table:style-name="ce1">
            <text:p>3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1" table:style-name="ce1">
            <text:p>0.1</text:p>
          </table:table-cell>
          <table:table-cell office:value-type="float" office:value="58.8" table:style-name="ce1">
            <text:p>58.8</text:p>
          </table:table-cell>
          <table:table-cell office:value-type="float" office:value="41.1" table:style-name="ce1">
            <text:p>4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116666666666667" table:style-name="ce1">
            <text:p>50.11666667</text:p>
          </table:table-cell>
          <table:table-cell office:value-type="float" office:value="8.6666666666666679" table:style-name="ce1">
            <text:p>8.666666667</text:p>
          </table:table-cell>
          <table:table-cell office:value-type="float" office:value="0.31666666666666671" table:style-name="ce1">
            <text:p>0.316666667</text:p>
          </table:table-cell>
          <table:table-cell office:value-type="float" office:value="40.866666666666667" table:style-name="ce1">
            <text:p>40.86666667</text:p>
          </table:table-cell>
          <table:table-cell office:value-type="float" office:value="58.783333333333339" table:style-name="ce1">
            <text:p>58.7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3.8" table:style-name="ce1">
            <text:p>3.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95.4" table:style-name="ce1">
            <text:p>95.4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49.4" table:style-name="ce1">
            <text:p>49.4</text:p>
          </table:table-cell>
          <table:table-cell office:value-type="float" office:value="7.4" table:style-name="ce1">
            <text:p>7.4</text:p>
          </table:table-cell>
          <table:table-cell office:value-type="float" office:value="0.6" table:style-name="ce1">
            <text:p>0.6</text:p>
          </table:table-cell>
          <table:table-cell office:value-type="float" office:value="42.6" table:style-name="ce1">
            <text:p>42.6</text:p>
          </table:table-cell>
          <table:table-cell office:value-type="float" office:value="56.8" table:style-name="ce1">
            <text:p>56.8</text:p>
          </table:table-cell>
          <table:table-cell table:number-columns-repeated="1637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.6" table:style-name="ce1">
            <text:p>9.6</text:p>
          </table:table-cell>
          <table:table-cell office:value-type="float" office:value="90.4" table:style-name="ce1">
            <text:p>90.4</text:p>
          </table:table-cell>
          <table:table-cell table:number-columns-repeated="1637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6" table:style-name="ce1">
            <text:p>66</text:p>
          </table:table-cell>
          <table:table-cell office:value-type="float" office:value="13.4" table:style-name="ce1">
            <text:p>13.4</text:p>
          </table:table-cell>
          <table:table-cell office:value-type="float" office:value="0.1" table:style-name="ce1">
            <text:p>0.1</text:p>
          </table:table-cell>
          <table:table-cell office:value-type="float" office:value="20.5" table:style-name="ce1">
            <text:p>20.5</text:p>
          </table:table-cell>
          <table:table-cell office:value-type="float" office:value="79.400000000000006" table:style-name="ce1">
            <text:p>79.4</text:p>
          </table:table-cell>
          <table:table-cell table:number-columns-repeated="1637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9.3" table:style-name="ce1">
            <text:p>69.3</text:p>
          </table:table-cell>
          <table:table-cell office:value-type="float" office:value="16.2" table:style-name="ce1">
            <text:p>16.2</text:p>
          </table:table-cell>
          <table:table-cell office:value-type="float" office:value="0.3" table:style-name="ce1">
            <text:p>0.3</text:p>
          </table:table-cell>
          <table:table-cell office:value-type="float" office:value="14.3" table:style-name="ce1">
            <text:p>14.3</text:p>
          </table:table-cell>
          <table:table-cell office:value-type="float" office:value="85.5" table:style-name="ce1">
            <text:p>85.5</text:p>
          </table:table-cell>
          <table:table-cell table:number-columns-repeated="1637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8.1" table:style-name="ce1">
            <text:p>38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55.9" table:style-name="ce1">
            <text:p>55.9</text:p>
          </table:table-cell>
          <table:table-cell office:value-type="float" office:value="44.2" table:style-name="ce1">
            <text:p>44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833333333333336" table:style-name="ce1">
            <text:p>50.83333333</text:p>
          </table:table-cell>
          <table:table-cell office:value-type="float" office:value="9.2500000000000018" table:style-name="ce1">
            <text:p>9.25</text:p>
          </table:table-cell>
          <table:table-cell office:value-type="float" office:value="0.23333333333333336" table:style-name="ce1">
            <text:p>0.233333333</text:p>
          </table:table-cell>
          <table:table-cell office:value-type="float" office:value="39.716666666666669" table:style-name="ce1">
            <text:p>39.71666667</text:p>
          </table:table-cell>
          <table:table-cell office:value-type="float" office:value="60.083333333333336" table:style-name="ce1">
            <text:p>60.08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3.1" table:style-name="ce1">
            <text:p>3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300000000000000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4" table:style-name="ce1">
            <text:p>54</text:p>
          </table:table-cell>
          <table:table-cell office:value-type="float" office:value="7.2" table:style-name="ce1">
            <text:p>7.2</text:p>
          </table:table-cell>
          <table:table-cell office:value-type="float" office:value="0.3" table:style-name="ce1">
            <text:p>0.3</text:p>
          </table:table-cell>
          <table:table-cell office:value-type="float" office:value="38.5" table:style-name="ce1">
            <text:p>38.5</text:p>
          </table:table-cell>
          <table:table-cell office:value-type="float" office:value="61.2" table:style-name="ce1">
            <text:p>61.2</text:p>
          </table:table-cell>
          <table:table-cell table:number-columns-repeated="1637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80.2" table:style-name="ce1">
            <text:p>80.2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7" table:style-name="ce1">
            <text:p>90.7</text:p>
          </table:table-cell>
          <table:table-cell table:number-columns-repeated="1637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9.8" table:style-name="ce1">
            <text:p>19.8</text:p>
          </table:table-cell>
          <table:table-cell office:value-type="float" office:value="80.099999999999994" table:style-name="ce1">
            <text:p>80.1</text:p>
          </table:table-cell>
          <table:table-cell table:number-columns-repeated="1637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table:number-columns-repeated="1637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8.4" table:style-name="ce1">
            <text:p>38.4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56.3" table:style-name="ce1">
            <text:p>56.3</text:p>
          </table:table-cell>
          <table:table-cell office:value-type="float" office:value="43.6" table:style-name="ce1">
            <text:p>43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283333333333331" table:style-name="ce1">
            <text:p>52.28333333</text:p>
          </table:table-cell>
          <table:table-cell office:value-type="float" office:value="8.5333333333333332" table:style-name="ce1">
            <text:p>8.533333333</text:p>
          </table:table-cell>
          <table:table-cell office:value-type="float" office:value="8.3333333333333329E-2" table:style-name="ce1">
            <text:p>0.083333333</text:p>
          </table:table-cell>
          <table:table-cell office:value-type="float" office:value="39.050000000000004" table:style-name="ce1">
            <text:p>39.05</text:p>
          </table:table-cell>
          <table:table-cell office:value-type="float" office:value="60.816666666666663" table:style-name="ce1">
            <text:p>60.8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971H44M43.000S" table:style-name="ce9">
            <text:p>11:44:43</text:p>
          </table:table-cell>
          <table:table-cell office:value-type="float" office:value="3.4" table:style-name="ce1">
            <text:p>3.4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95.7" table:style-name="ce1">
            <text:p>95.7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style-name="ro1">
          <table:table-cell office:value-type="time" office:time-value="PT984971H45M13.000S" table:style-name="ce9">
            <text:p>11:45:13</text:p>
          </table:table-cell>
          <table:table-cell office:value-type="float" office:value="51" table:style-name="ce1">
            <text:p>51</text:p>
          </table:table-cell>
          <table:table-cell office:value-type="float" office:value="7.6" table:style-name="ce1">
            <text:p>7.6</text:p>
          </table:table-cell>
          <table:table-cell office:value-type="float" office:value="0.4" table:style-name="ce1">
            <text:p>0.4</text:p>
          </table:table-cell>
          <table:table-cell office:value-type="float" office:value="41" table:style-name="ce1">
            <text:p>41</text:p>
          </table:table-cell>
          <table:table-cell office:value-type="float" office:value="58.6" table:style-name="ce1">
            <text:p>58.6</text:p>
          </table:table-cell>
          <table:table-cell table:number-columns-repeated="16378"/>
        </table:table-row>
        <table:table-row table:style-name="ro1">
          <table:table-cell office:value-type="time" office:time-value="PT984971H45M43.000S" table:style-name="ce9">
            <text:p>11:45:43</text:p>
          </table:table-cell>
          <table:table-cell office:value-type="float" office:value="76.7" table:style-name="ce1">
            <text:p>76.7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10.5" table:style-name="ce1">
            <text:p>10.5</text:p>
          </table:table-cell>
          <table:table-cell office:value-type="float" office:value="89.600000000000009" table:style-name="ce1">
            <text:p>89.6</text:p>
          </table:table-cell>
          <table:table-cell table:number-columns-repeated="16378"/>
        </table:table-row>
        <table:table-row table:style-name="ro1">
          <table:table-cell office:value-type="time" office:time-value="PT984971H46M13.000S" table:style-name="ce9">
            <text:p>11:46:13</text:p>
          </table:table-cell>
          <table:table-cell office:value-type="float" office:value="67.3" table:style-name="ce1">
            <text:p>67.3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80.599999999999994" table:style-name="ce1">
            <text:p>80.6</text:p>
          </table:table-cell>
          <table:table-cell table:number-columns-repeated="16378"/>
        </table:table-row>
        <table:table-row table:style-name="ro1">
          <table:table-cell office:value-type="time" office:time-value="PT984971H46M43.000S" table:style-name="ce9">
            <text:p>11:46:43</text:p>
          </table:table-cell>
          <table:table-cell office:value-type="float" office:value="67.2" table:style-name="ce1">
            <text:p>67.2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83.5" table:style-name="ce1">
            <text:p>83.5</text:p>
          </table:table-cell>
          <table:table-cell table:number-columns-repeated="16378"/>
        </table:table-row>
        <table:table-row table:style-name="ro1">
          <table:table-cell office:value-type="time" office:time-value="PT984971H47M13.000S" table:style-name="ce9">
            <text:p>11:47:13</text:p>
          </table:table-cell>
          <table:table-cell office:value-type="float" office:value="35.9" table:style-name="ce1">
            <text:p>3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58.2" table:style-name="ce1">
            <text:p>58.2</text:p>
          </table:table-cell>
          <table:table-cell office:value-type="float" office:value="41.8" table:style-name="ce1">
            <text:p>41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249999999999993" table:style-name="ce1">
            <text:p>50.25</text:p>
          </table:table-cell>
          <table:table-cell office:value-type="float" office:value="9.4166666666666661" table:style-name="ce1">
            <text:p>9.416666667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40.199999999999996" table:style-name="ce1">
            <text:p>40.2</text:p>
          </table:table-cell>
          <table:table-cell office:value-type="float" office:value="59.666666666666679" table:style-name="ce1">
            <text:p>59.6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11T09:25:39Z</meta:creation-date>
    <dc:date>2012-05-11T09:25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5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